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8pt" fo:font-style="normal" fo:font-weight="bold" style:font-weight-asian="bold" style:font-weight-complex="bold"/>
    </style:style>
    <style:style style:name="T1" style:family="text">
      <style:text-properties officeooo:rsid="00167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</text:span>etermine the root of the quadratic equation</text:p>
      <text:p text:style-name="Standard">#include &lt;iostream&gt;</text:p>
      <text:p text:style-name="Standard">#include &lt;cmath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3"/></text:p>
      <text:p text:style-name="Standard">int a,b,c,d;</text:p>
      <text:p text:style-name="Standard">cout&lt;&lt;"Enter the value of a,b,c and ";</text:p>
      <text:p text:style-name="Standard">cin&gt;&gt;a&gt;&gt;b&gt;&gt;c;</text:p>
      <text:p text:style-name="Standard">d=b*b-4*a*c;</text:p>
      <text:p text:style-name="Standard">if (d&gt;=0) {</text:p>
      <text:p text:style-name="Standard"><text:s text:c="8"/>float x1 = (-b + sqrt(d)) / (2*a);</text:p>
      <text:p text:style-name="Standard"><text:s text:c="7"/>float x2 = (-b - sqrt(d)) / (2*a);</text:p>
      <text:p text:style-name="Standard"><text:s text:c="8"/>cout&lt;&lt;"x1 = "&lt;&lt;x1&lt;&lt;endl;</text:p>
      <text:p text:style-name="Standard"><text:s text:c="8"/>cout&lt;&lt;"x2 = "&lt;&lt;x2&lt;&lt;endl;</text:p>
      <text:p text:style-name="Standard"><text:s text:c="4"/>}else{</text:p>
      <text:p text:style-name="Standard"><text:s text:c="8"/>cout&lt;&lt;"No real value exist "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6:56:56.146977923</meta:creation-date>
    <dc:date>2022-06-30T16:57:56.271512252</dc:date>
    <meta:editing-duration>PT1M</meta:editing-duration>
    <meta:editing-cycles>1</meta:editing-cycles>
    <meta:document-statistic meta:table-count="0" meta:image-count="0" meta:object-count="0" meta:page-count="1" meta:paragraph-count="20" meta:word-count="62" meta:character-count="412" meta:non-whitespace-character-count="315"/>
    <meta:generator>LibreOffice/6.4.7.2$Linux_X86_64 LibreOffice_project/40$Build-2</meta:generator>
  </office:meta>
</office:document-meta>
</file>